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f3a" officeooo:paragraph-rsid="00084f3a"/>
    </style:style>
    <style:style style:name="P2" style:family="paragraph" style:parent-style-name="Standard">
      <style:text-properties officeooo:rsid="0008c831" officeooo:paragraph-rsid="000967f7"/>
    </style:style>
    <style:style style:name="P3" style:family="paragraph" style:parent-style-name="Standard">
      <style:text-properties officeooo:rsid="0008c831" officeooo:paragraph-rsid="0008c831"/>
    </style:style>
    <style:style style:name="P4" style:family="paragraph" style:parent-style-name="Standard">
      <style:text-properties officeooo:rsid="000a6950" officeooo:paragraph-rsid="000a6950"/>
    </style:style>
    <style:style style:name="P5" style:family="paragraph" style:parent-style-name="Standard">
      <style:text-properties officeooo:rsid="000967f7" officeooo:paragraph-rsid="000967f7"/>
    </style:style>
    <style:style style:name="P6" style:family="paragraph" style:parent-style-name="Standard">
      <style:text-properties officeooo:rsid="000a7bf1" officeooo:paragraph-rsid="000a7b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t : fonctionnel, , Non fonctionnel</text:p>
      <text:p text:style-name="P1"/>
      <text:p text:style-name="P1"/>
      <text:p text:style-name="P1"/>
      <text:p text:style-name="P1">Activer/désactiver <text:s/>un équippement (Date et motif)</text:p>
      <text:p text:style-name="P1"/>
      <text:p text:style-name="P1">Statut (Actif/inactif)</text:p>
      <text:p text:style-name="P1"/>
      <text:p text:style-name="P2">Ajoute les types de problèmes (Problème d’écran Autre)</text:p>
      <text:p text:style-name="P3"/>
      <text:p text:style-name="P3">Remplacer logiciel par application dans le formulaire de création de ticket</text:p>
      <text:p text:style-name="P3">Supprimer le champ priorité</text:p>
      <text:p text:style-name="P3">Ajouter le site dans la liste de selection de l’ASC</text:p>
      <text:p text:style-name="P3">Dans le champ équippement, ajouté la date de l’attribution de l’équippement à l’ASC et afficher par ordre décroissant</text:p>
      <text:p text:style-name="P4">Ajouter le champ date de reception du téléphone gaté</text:p>
      <text:p text:style-name="P4">Afficher les ASC d’un superviseur connecté »</text:p>
      <text:p text:style-name="P1"><text:s/></text:p>
      <text:p text:style-name="P5">Ajouté statut Email </text:p>
      <text:p text:style-name="P5"/>
      <text:p text:style-name="P6">Utoiliser les OptionSet pour recuprer les AS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09:30:50.790144944</meta:creation-date>
    <dc:date>2026-01-05T17:33:41.166607542</dc:date>
    <meta:editing-duration>PT7H2M6S</meta:editing-duration>
    <meta:editing-cycles>1</meta:editing-cycles>
    <meta:document-statistic meta:table-count="0" meta:image-count="0" meta:object-count="0" meta:page-count="1" meta:paragraph-count="13" meta:word-count="91" meta:character-count="595" meta:non-whitespace-character-count="513"/>
    <meta:generator>LibreOffice/25.8.2.2$Linux_X86_64 LibreOffice_project/580$Build-2</meta:generator>
  </office:meta>
</office:document-meta>
</file>